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A000001292337D8EF.svm" manifest:media-type=""/>
  <manifest:file-entry manifest:full-path="Pictures/2000000100000265000001318C47C9C1.svm" manifest:media-type=""/>
  <manifest:file-entry manifest:full-path="Pictures/10000000000000200000002000309F1C.png" manifest:media-type="image/png"/>
  <manifest:file-entry manifest:full-path="Pictures/200000010000076D0000018EFA5D7491.svm" manifest:media-type=""/>
  <manifest:file-entry manifest:full-path="Pictures/20000002000000AF000000C77A44E34E.eps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1DE000000FAEEBF83FD.svm" manifest:media-type=""/>
  <manifest:file-entry manifest:full-path="Pictures/20000001000007190000013196F87F5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k_p=\SI{1}{\milli \ampere \per \volt \squar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t=\SI{-1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903cm" svg:height="3.301cm" svg:x="4.463cm" svg:y="0.617cm">
          <draw:image xlink:href="Pictures/20000002000000AF000000C77A44E34E.eps" xlink:type="simple" xlink:show="embed" xlink:actuate="onLoad">
            <text:p/>
          </draw:image>
        </draw:frame>
        <draw:frame draw:style-name="gr2" draw:text-style-name="P1" draw:layer="layout" svg:width="0.572cm" svg:height="0.299cm" svg:x="6.717cm" svg:y="0.343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406cm" svg:height="0.253cm" svg:x="7.423cm" svg:y="2.048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299cm" svg:height="0.258cm" svg:x="4.17cm" svg:y="1.895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734cm" svg:height="0.365cm" svg:x="3.687cm" svg:y="2.786cm">
          <draw:image xlink:href="Pictures/2000000100000265000001318C47C9C1.svm" xlink:type="simple" xlink:show="embed" xlink:actuate="onLoad">
            <text:p/>
          </draw:image>
        </draw:frame>
        <draw:frame draw:style-name="gr6" draw:text-style-name="P1" draw:layer="layout" svg:width="0.568cm" svg:height="0.355cm" svg:x="7.229cm" svg:y="2.658cm">
          <draw:image xlink:href="Pictures/20000001000001DA000001292337D8EF.svm" xlink:type="simple" xlink:show="embed" xlink:actuate="onLoad">
            <text:p/>
          </draw:image>
        </draw:frame>
        <draw:frame draw:style-name="gr7" draw:text-style-name="P1" draw:layer="layout" svg:width="2.28cm" svg:height="0.476cm" svg:x="10.049cm" svg:y="2.333cm">
          <draw:image xlink:href="Pictures/200000010000076D0000018EFA5D7491.svm" xlink:type="simple" xlink:show="embed" xlink:actuate="onLoad">
            <text:p/>
          </draw:image>
        </draw:frame>
        <draw:frame draw:style-name="gr8" draw:text-style-name="P1" draw:layer="layout" svg:width="2.179cm" svg:height="0.365cm" svg:x="10.049cm" svg:y="3.031cm">
          <draw:image xlink:href="Pictures/20000001000007190000013196F87F5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8T11:39:19</meta:creation-date>
    <meta:editing-duration>PT1H1M37S</meta:editing-duration>
    <meta:editing-cycles>12</meta:editing-cycles>
    <meta:generator>LibreOffice/3.3$Linux LibreOffice_project/330m19$Build-401</meta:generator>
    <dc:title>kkkFigures</dc:title>
    <meta:initial-creator>kkk </meta:initial-creator>
    <dc:date>2014-08-18T13:01:42</dc:date>
    <dc:creator>kkk </dc:creator>
    <meta:document-statistic meta:object-count="8"/>
    <meta:template xlink:type="simple" xlink:actuate="onRequest" xlink:title="kkkFigures" xlink:href="../../../../../.libreoffice/3/user/template/kkkFigures.otg" meta:date="2014-08-18T11:39:18"/>
  </office:meta>
</office:document-meta>
</file>